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fd3e" officeooo:paragraph-rsid="0012fd3e"/>
    </style:style>
    <style:style style:name="P2" style:family="paragraph" style:parent-style-name="Standard">
      <style:text-properties officeooo:rsid="0012fd3e" officeooo:paragraph-rsid="00141677"/>
    </style:style>
    <style:style style:name="P3" style:family="paragraph" style:parent-style-name="Standard">
      <style:text-properties officeooo:rsid="00141677" officeooo:paragraph-rsid="00141677"/>
    </style:style>
    <style:style style:name="P4" style:family="paragraph" style:parent-style-name="Standard">
      <style:text-properties fo:font-style="italic" officeooo:rsid="0012fd3e" officeooo:paragraph-rsid="0012fd3e" style:font-style-asian="italic" style:font-style-complex="italic"/>
    </style:style>
    <style:style style:name="P5" style:family="paragraph" style:parent-style-name="Standard">
      <style:text-properties fo:font-style="italic" fo:font-weight="bold" officeooo:rsid="0012fd3e" officeooo:paragraph-rsid="0012fd3e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141677" officeooo:paragraph-rsid="00141677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ize="18pt" fo:font-weight="normal" officeooo:rsid="0012fd3e" officeooo:paragraph-rsid="00149795" style:font-size-asian="18pt" style:font-weight-asian="normal" style:font-size-complex="18pt" style:font-weight-complex="normal"/>
    </style:style>
    <style:style style:name="P8" style:family="paragraph" style:parent-style-name="Standard">
      <style:text-properties fo:font-style="normal" fo:font-weight="normal" officeooo:rsid="0012fd3e" officeooo:paragraph-rsid="0012fd3e" style:font-style-asian="normal" style:font-weight-asian="normal" style:font-style-complex="normal" style:font-weight-complex="normal"/>
    </style:style>
    <style:style style:name="T1" style:family="text">
      <style:text-properties officeooo:rsid="0014167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1677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41677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7">IPEye</text:p>
      <text:p text:style-name="P2"/>
      <text:p text:style-name="P2"/>
      <text:p text:style-name="P5">Stage 1 : </text:p>
      <text:p text:style-name="P4"/>
      <text:p text:style-name="P8"><text:span text:style-name="T4">First</text:span> the basic idea is apply meadian/guassian and various blurring operations to reduce noise</text:p>
      <text:p text:style-name="P8"/>
      <text:p text:style-name="P8"><text:span text:style-name="T4">Secon</text:span><text:span text:style-name="T5">d</text:span> will be thresholding, canny edge edge detection, otsu's method and other edge detection techniques</text:p>
      <text:p text:style-name="P8"/>
      <text:p text:style-name="P8"><text:span text:style-name="T5">T</text:span><text:span text:style-name="T4">hird</text:span> will placing contours and getting the area of the eye</text:p>
      <text:p text:style-name="P1"/>
      <text:p text:style-name="P5">Stage 2: </text:p>
      <text:p text:style-name="P1"/>
      <text:p text:style-name="P1">implementing it on the video format that you will be getting from the <text:span text:style-name="T1">camera</text:span></text:p>
      <text:p text:style-name="P1"/>
      <text:p text:style-name="P6">Stage 3:</text:p>
      <text:p text:style-name="P3"/>
      <text:p text:style-name="P3">Making a GUI for the entire thing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11:53:59.977591568</meta:creation-date>
    <dc:date>2014-12-20T13:35:29.508534031</dc:date>
    <meta:editing-duration>PT1H7M20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9" meta:word-count="69" meta:character-count="399" meta:non-whitespace-character-count="337"/>
  </office:meta>
</office:document-meta>
</file>